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Paragraphedeliste" style:family="paragraph"/>
    <style:style style:name="P3" style:parent-style-name="Paragraphedeliste" style:family="paragraph"/>
    <style:style style:name="P4" style:parent-style-name="Paragraphedeliste" style:family="paragraph"/>
    <style:style style:name="P5" style:parent-style-name="Paragraphedeliste" style:family="paragraph"/>
    <style:style style:name="P6" style:parent-style-name="Paragraphedeliste" style:family="paragraph"/>
    <style:style style:name="P7" style:parent-style-name="Paragraphedeliste" style:family="paragraph"/>
    <style:style style:name="P8" style:parent-style-name="Paragraphedeliste" style:family="paragraph"/>
    <style:style style:name="P9" style:parent-style-name="Paragraphedeliste" style:family="paragraph"/>
    <style:style style:name="P10" style:parent-style-name="Paragraphedeliste" style:family="paragraph"/>
    <style:style style:name="P11" style:parent-style-name="Paragraphedeliste" style:family="paragraph"/>
    <style:style style:name="P12" style:parent-style-name="Paragraphedeliste" style:family="paragraph"/>
    <style:style style:name="P13" style:parent-style-name="Paragraphedeliste" style:family="paragraph"/>
    <style:style style:name="P14" style:parent-style-name="Paragraphedeliste" style:family="paragraph"/>
    <style:style style:name="P15" style:parent-style-name="Paragraphedeliste" style:family="paragraph"/>
    <style:style style:name="P16" style:parent-style-name="Paragraphedeliste" style:family="paragraph"/>
    <style:style style:name="P17" style:parent-style-name="Paragraphedeliste" style:family="paragraph"/>
    <style:style style:name="P18" style:parent-style-name="Paragraphedeliste" style:family="paragraph"/>
    <style:style style:name="P19" style:parent-style-name="Paragraphedeliste" style:family="paragraph"/>
    <style:style style:name="P20" style:parent-style-name="Paragraphedeliste" style:family="paragraph"/>
    <style:style style:name="P21" style:parent-style-name="Paragraphedeliste" style:family="paragraph"/>
    <style:style style:name="P22" style:parent-style-name="Paragraphedeliste" style:family="paragraph"/>
    <style:style style:name="P23" style:parent-style-name="Paragraphedeliste" style:family="paragraph"/>
    <style:style style:name="P24" style:parent-style-name="Paragraphedeliste" style:family="paragraph"/>
  </office:automatic-styles>
  <office:body>
    <office:text text:use-soft-page-breaks="true">
      <text:p text:style-name="P1">Voici une liste non exhaustive de règles qui garantissent que tous les publics pourront visualiser et comprendre les contenus d’un site :</text:p>
      <text:p text:style-name="Normal"/>
      <text:list text:style-name="LFO1" text:continue-numbering="true">
        <text:list-item>
          <text:p text:style-name="P2">Renseigner un texte alternatif sur toutes les images (attribut « alt » sur les balises img)</text:p>
        </text:list-item>
        <text:list-item>
          <text:p text:style-name="P3">Proposer une alternative en format texte aux images et aux contenus audios ou vidéo</text:p>
        </text:list-item>
        <text:list-item>
          <text:p text:style-name="P4">Permettre la navigation au clavier</text:p>
        </text:list-item>
        <text:list-item>
          <text:p text:style-name="P5">Choisir des couleurs qui assurent un bon contraste</text:p>
        </text:list-item>
        <text:list-item>
          <text:p text:style-name="P6">S’assurer de la compatibilité multiplateforme (matérielle et logicielle). Certaines technologies comme Flash ne sont pas supportées sur tous les appareils, préférer les formats SVG ou HTML5</text:p>
        </text:list-item>
        <text:list-item>
          <text:p text:style-name="P7">Permettre la personnalisation de l’affichage (choix de la taille du texte)</text:p>
        </text:list-item>
        <text:list-item>
          <text:p text:style-name="P8">Accompagner les champs de formulaire d’un libellé</text:p>
        </text:list-item>
        <text:list-item>
          <text:p text:style-name="P9">Eviter de justifier le texte (les espacements entre les mots engendrent des difficultés de lectures)</text:p>
        </text:list-item>
        <text:list-item>
          <text:p text:style-name="P10">Utiliser les balises h1-h6 pour les titres de contenus</text:p>
        </text:list-item>
        <text:list-item>
          <text:p text:style-name="P11">Utiliser les balises de structure HTML5 (header, footer, nav, section, article, aside)</text:p>
        </text:list-item>
        <text:list-item>
          <text:p text:style-name="P12">Utiliser CSS exclusivement pour la présentation et HTML pour la structure</text:p>
        </text:list-item>
        <text:list-item>
          <text:p text:style-name="P13">Définir un rôle ARIA sur les éléments (ex : attribut role= »navigation » sur le menu, aria-label= »Fermer » sur un bouton)</text:p>
        </text:list-item>
        <text:list-item>
          <text:p text:style-name="P14">Définir un texte alternatif sur les images</text:p>
        </text:list-item>
        <text:list-item>
          <text:p text:style-name="P15">Autoriser la mise en cache des ressources</text:p>
        </text:list-item>
        <text:list-item>
          <text:p text:style-name="P16">Minifier CSS &amp; JS</text:p>
        </text:list-item>
        <text:list-item>
          <text:p text:style-name="P17">Prioriser le contenu en haut de page</text:p>
        </text:list-item>
        <text:list-item>
          <text:p text:style-name="P18">Optimiser les fichier médias (audio,vidéo,img)<text:s text:c="2"/>Resize images<text:s/>ImageMagick CLItool et leurs extensions</text:p>
        </text:list-item>
        <text:list-item>
          <text:p text:style-name="P19">Utiliser un CDN</text:p>
        </text:list-item>
        <text:list-item>
          <text:p text:style-name="P20">Compression GZIP</text:p>
        </text:list-item>
        <text:list-item>
          <text:p text:style-name="P21">Title à changer</text:p>
        </text:list-item>
      </text:list>
      <text:p text:style-name="Normal">Rendering blocking resources</text:p>
      <text:list text:style-name="LFO1" text:continue-numbering="true">
        <text:list-item>
          <text:p text:style-name="P22">Remplacer les<text:s/>Icône fontawesome<text:s/><text:s/>par des<text:s/>svg</text:p>
        </text:list-item>
        <text:list-item>
          <text:p text:style-name="P23">Remplacer les icones Et-line par des svg</text:p>
        </text:list-item>
        <text:list-item>
          <text:p text:style-name="P24"/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2" style:display-name="Titre 2" style:family="paragraph" style:parent-style-name="Normal" style:default-outline-level="2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fr" style:country-asian="FR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itre2Car" style:display-name="Titre 2 Car" style:family="text" style:parent-style-name="Policepardéfau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fr" style:country-asian="F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wen Hudelle</meta:initial-creator>
    <dc:creator>Gwen Hudelle</dc:creator>
    <meta:creation-date>2021-04-07T14:32:00Z</meta:creation-date>
    <dc:date>2021-04-07T18:11:00Z</dc:date>
    <meta:template xlink:href="Normal.dotm" xlink:type="simple"/>
    <meta:editing-cycles>1</meta:editing-cycles>
    <meta:editing-duration>PT13140S</meta:editing-duration>
    <meta:document-statistic meta:page-count="1" meta:paragraph-count="3" meta:word-count="240" meta:character-count="1560" meta:row-count="11" meta:non-whitespace-character-count="1323"/>
  </office:meta>
</office:document-meta>
</file>